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ert Sans" svg:font-family="'Albert Sans'" style:font-family-generic="swiss" style:font-pitch="variable"/>
    <style:font-face style:name="Albert Sans Black" svg:font-family="'Albert Sans Black'" style:font-family-generic="swiss" style:font-pitch="variable"/>
    <style:font-face style:name="Albert Sans ExtraBold" svg:font-family="'Albert Sans ExtraBold'" style:font-family-generic="swiss" style:font-pitch="variable"/>
    <style:font-face style:name="Albert Sans Medium" svg:font-family="'Albert Sans Medium'" style:font-family-generic="swiss" style:font-pitch="variable"/>
    <style:font-face style:name="Albert Sans SemiBold" svg:font-family="'Albert Sans SemiBold'" style:font-family-generic="swiss" style:font-pitch="variable"/>
    <style:font-face style:name="Albert Sans1" svg:font-family="'Albert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.8118in" fo:text-indent="0in" style:auto-text-indent="false" fo:background-color="transparent"/>
      <style:text-properties officeooo:rsid="00165633" officeooo:paragraph-rsid="00165633"/>
    </style:style>
    <style:style style:name="P2" style:family="paragraph" style:parent-style-name="Standard">
      <loext:graphic-properties draw:fill="none"/>
      <style:paragraph-properties fo:margin-left="0in" fo:margin-right="0.8118in" fo:text-indent="0in" style:auto-text-indent="false" fo:background-color="transparent"/>
      <style:text-properties officeooo:rsid="001666ff" officeooo:paragraph-rsid="001666ff"/>
    </style:style>
    <style:style style:name="P3" style:family="paragraph" style:parent-style-name="Standard">
      <loext:graphic-properties draw:fill="none"/>
      <style:paragraph-properties fo:margin-left="0in" fo:margin-right="0.8118in" fo:line-height="200%" fo:text-indent="0in" style:auto-text-indent="false" fo:break-before="page" fo:background-color="transparent"/>
    </style:style>
    <style:style style:name="P4" style:family="paragraph" style:parent-style-name="Standard">
      <loext:graphic-properties draw:fill="none"/>
      <style:paragraph-properties fo:margin-left="0in" fo:margin-right="0.8118in" fo:line-height="200%" fo:text-indent="0in" style:auto-text-indent="false" fo:background-color="transparent"/>
    </style:style>
    <style:style style:name="P5" style:family="paragraph" style:parent-style-name="Standard">
      <loext:graphic-properties draw:fill="none"/>
      <style:paragraph-properties fo:margin-left="0in" fo:margin-right="0.8118in" fo:line-height="200%" fo:text-indent="0in" style:auto-text-indent="false" fo:background-color="transparent"/>
      <style:text-properties officeooo:paragraph-rsid="0021d14f"/>
    </style:style>
    <style:style style:name="P6" style:family="paragraph" style:parent-style-name="Standard" style:master-page-name="">
      <loext:graphic-properties draw:fill="none"/>
      <style:paragraph-properties fo:margin-left="0in" fo:margin-right="0.8118in" fo:text-indent="0in" style:auto-text-indent="false" style:page-number="auto" fo:background-color="transparent"/>
    </style:style>
    <style:style style:name="P7" style:family="paragraph" style:parent-style-name="Standard" style:master-page-name="Index">
      <loext:graphic-properties draw:fill="none" draw:fill-gradient-name="gradient" draw:fill-hatch-name="hatch"/>
      <style:paragraph-properties fo:margin-left="0in" fo:margin-right="0.8118in" fo:text-indent="0in" style:auto-text-indent="false" style:page-number="auto" fo:break-before="page" fo:background-color="transparent"/>
    </style:style>
    <style:style style:name="P8" style:family="paragraph" style:parent-style-name="Standard">
      <loext:graphic-properties draw:fill="none"/>
      <style:paragraph-properties fo:margin-left="0in" fo:margin-right="0.8118in" fo:text-indent="0in" style:auto-text-indent="false" fo:break-before="page" fo:background-color="transparent"/>
      <style:text-properties officeooo:rsid="001ae82d" officeooo:paragraph-rsid="001ae82d"/>
    </style:style>
    <style:style style:name="P9" style:family="paragraph" style:parent-style-name="Standard">
      <loext:graphic-properties draw:fill="none"/>
      <style:paragraph-properties fo:margin-left="0in" fo:margin-right="0.8118in" fo:text-indent="0in" style:auto-text-indent="false" fo:break-before="page" fo:background-color="transparent"/>
      <style:text-properties officeooo:rsid="001cd3e7" officeooo:paragraph-rsid="001cd3e7"/>
    </style:style>
    <style:style style:name="P10" style:family="paragraph" style:parent-style-name="Standard">
      <loext:graphic-properties draw:fill="none"/>
      <style:paragraph-properties fo:margin-left="0in" fo:margin-right="0.8118in" fo:text-indent="0in" style:auto-text-indent="false" fo:break-before="page" fo:background-color="transparent"/>
      <style:text-properties officeooo:rsid="001df2cb" officeooo:paragraph-rsid="001df2cb"/>
    </style:style>
    <style:style style:name="P11" style:family="paragraph">
      <style:text-properties fo:font-size="80pt" style:font-size-asian="80pt" style:font-size-complex="80pt"/>
    </style:style>
    <style:style style:name="P12" style:family="paragraph">
      <loext:graphic-properties draw:fill="none" draw:fill-color="#ffffff"/>
      <style:text-properties fo:color="#c1c2c5" loext:opacity="100%" loext:color-lum-mod="100%" loext:color-lum-off="0%" style:font-name="Albert Sans" fo:font-size="80pt" style:font-size-asian="80pt" style:font-size-complex="80pt"/>
    </style:style>
    <style:style style:name="P13" style:family="paragraph">
      <style:text-properties fo:color="#c1c2c5" loext:opacity="100%" style:font-name="Albert Sans ExtraBold"/>
    </style:style>
    <style:style style:name="P14" style:family="paragraph">
      <loext:graphic-properties draw:fill="none" draw:fill-color="#ffffff"/>
      <style:paragraph-properties style:writing-mode="lr-tb"/>
      <style:text-properties fo:color="#c1c2c5" loext:opacity="100%" loext:color-lum-mod="100%" loext:color-lum-off="0%" style:font-name="Albert Sans ExtraBold" fo:font-size="12pt"/>
    </style:style>
    <style:style style:name="T1" style:family="text">
      <style:text-properties officeooo:rsid="00171014"/>
    </style:style>
    <style:style style:name="T2" style:family="text">
      <style:text-properties style:font-name="Albert Sans Black" fo:font-size="16pt" style:font-size-asian="16pt" style:font-size-complex="16pt"/>
    </style:style>
    <style:style style:name="T3" style:family="text">
      <style:text-properties fo:color="#c1c2c5" loext:opacity="100%" style:font-name="Albert Sans" fo:font-size="80pt" style:font-size-asian="80pt" style:font-size-complex="80pt"/>
    </style:style>
    <style:style style:name="T4" style:family="text">
      <style:text-properties fo:color="#c1c2c5" loext:opacity="100%" style:font-name="Albert Sans ExtraBold" fo:font-size="96pt" style:font-size-asian="80pt" style:font-size-complex="96pt"/>
    </style:style>
    <style:style style:name="gr1" style:family="graphic">
      <style:graphic-properties draw:stroke="none" draw:fill="none" draw:fill-color="#ffffff" fo:min-height="1.27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none" draw:fill-color="#ffffff" fo:min-height="1.344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draw:auto-grow-width="true" fo:min-height="3.2008in" fo:min-width="5.02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0" draw:name="Text Frame 1" draw:style-name="gr3" draw:text-style-name="P14" svg:width="5.0713in" svg:height="3.2012in" draw:transform="rotate (1.5707963267949) translate (-0.329861111111111in 10.1375in)"><draw:text-box><text:p text:style-name="P13"><text:span text:style-name="T4">Stefan</text:span></text:p><text:p text:style-name="P13"><text:span text:style-name="T4">Büchold</text:span></text:p></draw:text-box></draw:frame></text:p>
      <text:p text:style-name="P3"><draw:frame text:anchor-type="paragraph" draw:z-index="1" draw:name="Text Frame 2" draw:style-name="gr2" draw:text-style-name="P12" svg:width="5.385in" svg:height="1.3449in" draw:transform="rotate (1.5707963267949) translate (5.61666666666667in 10.1243055555556in)"><draw:text-box><text:p text:style-name="P11"><text:span text:style-name="T3">Index</text:span></text:p></draw:text-box></draw:frame>Introduction</text:p>
      <text:p text:style-name="P4">Biography</text:p>
      <text:p text:style-name="P4">Experience </text:p>
      <text:p text:style-name="P4">Skills</text:p>
      <text:p text:style-name="P4">Educational Path</text:p>
      <text:p text:style-name="P4">Honors and awards</text:p>
      <text:p text:style-name="P5">Contact</text:p>
      <text:p text:style-name="P7"><draw:frame text:anchor-type="paragraph" draw:z-index="2" draw:name="Text Frame 3" draw:style-name="gr1" draw:text-style-name="P12" svg:width="7.4157in" svg:height="1.3343in" draw:transform="rotate (1.5707963267949) translate (5.61666666666667in 10.1243055555556in)"><draw:text-box><text:p text:style-name="P11"><text:span text:style-name="T3">Introduction</text:span></text:p></draw:text-box></draw:frame><text:span text:style-name="T2">Hello. My name is Stefan.<text:line-break/>I am a multi-talented software developer from Germany. I like to build software.</text:span></text:p>
      <text:p text:style-name="P1"/>
      <text:p text:style-name="P2">This is a normal text about me. Please be confident <text:span text:style-name="T1">cause it is about you, motherfucker</text:span></text:p>
      <text:p text:style-name="P2"/>
      <text:p text:style-name="P8"><draw:frame text:anchor-type="paragraph" draw:z-index="3" draw:name="Text Frame 4" draw:style-name="gr1" draw:text-style-name="P12" svg:width="7.4157in" svg:height="1.3343in" draw:transform="rotate (1.5707963267949) translate (5.61666666666667in 10.1243055555556in)"><draw:text-box><text:p text:style-name="P11"><text:span text:style-name="T3">Biography</text:span></text:p></draw:text-box></draw:frame>sdfsdf</text:p>
      <text:p text:style-name="P9"><draw:frame text:anchor-type="paragraph" draw:z-index="4" draw:name="Text Frame 5" draw:style-name="gr1" draw:text-style-name="P12" svg:width="7.4157in" svg:height="1.3343in" draw:transform="rotate (1.5707963267949) translate (5.61666666666667in 10.1243055555556in)"><draw:text-box><text:p text:style-name="P11"><text:span text:style-name="T3">Experience</text:span></text:p></draw:text-box></draw:frame>dgdsgdsgsdgdsg</text:p>
      <text:p text:style-name="P9"><draw:frame text:anchor-type="paragraph" draw:z-index="5" draw:name="Text Frame 6" draw:style-name="gr1" draw:text-style-name="P12" svg:width="7.4157in" svg:height="1.3343in" draw:transform="rotate (1.5707963267949) translate (5.61666666666667in 10.1243055555556in)"><draw:text-box><text:p text:style-name="P11"><text:span text:style-name="T3">Skills</text:span></text:p></draw:text-box></draw:frame>dgddf</text:p>
      <text:p text:style-name="P10"><draw:frame text:anchor-type="paragraph" draw:z-index="6" draw:name="Text Frame 7" draw:style-name="gr1" draw:text-style-name="P12" svg:width="7.4157in" svg:height="1.3343in" draw:transform="rotate (1.5707963267949) translate (5.61666666666667in 10.1243055555556in)"><draw:text-box><text:p text:style-name="P11"><text:span text:style-name="T3">Contact</text:span></text:p></draw:text-box></draw:frame>dsfdsfds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ert Sans" svg:font-family="'Albert Sans'" style:font-family-generic="swiss" style:font-pitch="variable"/>
    <style:font-face style:name="Albert Sans Black" svg:font-family="'Albert Sans Black'" style:font-family-generic="swiss" style:font-pitch="variable"/>
    <style:font-face style:name="Albert Sans ExtraBold" svg:font-family="'Albert Sans ExtraBold'" style:font-family-generic="swiss" style:font-pitch="variable"/>
    <style:font-face style:name="Albert Sans Medium" svg:font-family="'Albert Sans Medium'" style:font-family-generic="swiss" style:font-pitch="variable"/>
    <style:font-face style:name="Albert Sans SemiBold" svg:font-family="'Albert Sans SemiBold'" style:font-family-generic="swiss" style:font-pitch="variable"/>
    <style:font-face style:name="Albert Sans1" svg:font-family="'Albert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Albert Sans1" fo:font-family="'Albert Sans'" style:font-style-name="Regular" style:font-family-generic="swiss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lbert Sans1" fo:font-family="'Albert Sans'" style:font-style-name="Regular" style:font-family-generic="swiss" style:font-pitch="variable" fo:font-size="80pt" fo:font-weight="normal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090b10" style:writing-mode="lr-tb" draw:fill="solid" draw:fill-color="#090b10" draw:fill-gradient-name="Pastel_20_Bouquet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90b10" draw:fill-gradient-name="Pastel_20_Bouquet"/>
    </style:style>
  </office:automatic-styles>
  <office:master-styles>
    <style:master-page style:name="Standard" style:page-layout-name="Mpm1" draw:style-name="Mdp1"/>
    <style:master-page style:name="Index" style:page-layout-name="Mpm2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7:30:23.471818991</meta:creation-date>
    <dc:date>2023-03-27T20:19:30.264517275</dc:date>
    <meta:editing-duration>PT2H49M1S</meta:editing-duration>
    <meta:editing-cycles>15</meta:editing-cycles>
    <meta:generator>LibreOffice/7.4.6.2$Linux_X86_64 LibreOffice_project/40$Build-2</meta:generator>
    <meta:document-statistic meta:table-count="0" meta:image-count="0" meta:object-count="0" meta:page-count="7" meta:paragraph-count="13" meta:word-count="48" meta:character-count="305" meta:non-whitespace-character-count="269"/>
  </office:meta>
</office:document-meta>
</file>